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VILLANUEVA MELANY PETRONI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ILLO MENDOZA, MICHAEL MAGDUV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2104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MERO FLORIAN, RUBEM ARTHU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8347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9:17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